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4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2" table:number-rows-spanned="1">
            <text:p>Scoring</text:p>
          </table:table-cell>
          <table:covered-table-cell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4" table:number-rows-spanned="1">
            <text:p>Punting</text:p>
          </table:table-cell>
          <table:covered-table-cell table:number-columns-repeated="3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n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P</text:p>
          </table:table-cell>
          <table:table-cell table:style-name="ce2" office:value-type="string" calcext:value-type="string">
            <text:p>Blck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09-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201" calcext:value-type="float">
            <text:p>22.20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13-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.5" calcext:value-type="float">
            <text:p>82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09-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.208" calcext:value-type="float">
            <text:p>22.20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13-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4.55" calcext:value-type="float">
            <text:p>54.5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6" calcext:value-type="float">
            <text:p>7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41" calcext:value-type="float">
            <text:p>7.41</text:p>
          </table:table-cell>
          <table:table-cell office:value-type="float" office:value="6.27" calcext:value-type="float">
            <text:p>6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8-1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1" calcext:value-type="float">
            <text:p>101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96" calcext:value-type="float">
            <text:p>6.96</text:p>
          </table:table-cell>
          <table:table-cell office:value-type="float" office:value="7.76" calcext:value-type="float">
            <text:p>7.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222" calcext:value-type="float">
            <text:p>22.22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4-2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6.19" calcext:value-type="float">
            <text:p>76.1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.4" calcext:value-type="float">
            <text:p>10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.81" calcext:value-type="float">
            <text:p>9.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229" calcext:value-type="float">
            <text:p>22.22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5" calcext:value-type="float">
            <text:p>125.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.72" calcext:value-type="float">
            <text:p>7.72</text:p>
          </table:table-cell>
          <table:table-cell office:value-type="float" office:value="9.32" calcext:value-type="float">
            <text:p>9.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.243" calcext:value-type="float">
            <text:p>22.24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.4" calcext:value-type="float">
            <text:p>12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" calcext:value-type="float">
            <text:p>8.17</text:p>
          </table:table-cell>
          <table:table-cell office:value-type="float" office:value="9.83" calcext:value-type="float">
            <text:p>9.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27-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1.11" calcext:value-type="float">
            <text:p>61.11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.3" calcext:value-type="float">
            <text:p>109.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.17" calcext:value-type="float">
            <text:p>10.17</text:p>
          </table:table-cell>
          <table:table-cell office:value-type="float" office:value="9.89" calcext:value-type="float">
            <text:p>9.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.257" calcext:value-type="float">
            <text:p>22.25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2.5" calcext:value-type="float">
            <text:p>62.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.38" calcext:value-type="float">
            <text:p>8.38</text:p>
          </table:table-cell>
          <table:table-cell office:value-type="float" office:value="5.56" calcext:value-type="float">
            <text:p>5.5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43" calcext:value-type="float">
            <text:p>5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.264" calcext:value-type="float">
            <text:p>22.26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19-14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1.43" calcext:value-type="float">
            <text:p>71.4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" calcext:value-type="float">
            <text:p>104.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.57" calcext:value-type="float">
            <text:p>6.57</text:p>
          </table:table-cell>
          <table:table-cell office:value-type="float" office:value="7.52" calcext:value-type="float">
            <text:p>7.5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.78" calcext:value-type="float">
            <text:p>1.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.271" calcext:value-type="float">
            <text:p>22.27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16-7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.278" calcext:value-type="float">
            <text:p>22.27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17-1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2.35" calcext:value-type="float">
            <text:p>82.35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.35" calcext:value-type="float">
            <text:p>15.3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.33" calcext:value-type="float">
            <text:p>1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.285" calcext:value-type="float">
            <text:p>22.28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17-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7.37" calcext:value-type="float">
            <text:p>47.3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.6" calcext:value-type="float">
            <text:p>33.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.58</text:p>
          </table:table-cell>
          <table:table-cell office:value-type="float" office:value="2.84" calcext:value-type="float">
            <text:p>2.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.291" calcext:value-type="float">
            <text:p>22.29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33-3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4.29" calcext:value-type="float">
            <text:p>64.29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.29" calcext:value-type="float">
            <text:p>11.29</text:p>
          </table:table-cell>
          <table:table-cell office:value-type="float" office:value="8.79" calcext:value-type="float">
            <text:p>8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.299" calcext:value-type="float">
            <text:p>22.29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0-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3.68" calcext:value-type="float">
            <text:p>73.68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.1" calcext:value-type="float">
            <text:p>12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  <table:table-cell office:value-type="float" office:value="11.37" calcext:value-type="float">
            <text:p>11.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193" calcext:value-type="float">
            <text:p>23.19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34-7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1.82" calcext:value-type="float">
            <text:p>81.82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2" calcext:value-type="float">
            <text:p>19.82</text:p>
          </table:table-cell>
          <table:table-cell office:value-type="float" office:value="23.45" calcext:value-type="float">
            <text:p>23.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27-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6.67" calcext:value-type="float">
            <text:p>66.67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.207" calcext:value-type="float">
            <text:p>23.20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.86" calcext:value-type="float">
            <text:p>42.86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.7" calcext:value-type="float">
            <text:p>93.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.71" calcext:value-type="float">
            <text:p>7.71</text:p>
          </table:table-cell>
          <table:table-cell office:value-type="float" office:value="9.14" calcext:value-type="float">
            <text:p>9.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.222" calcext:value-type="float">
            <text:p>23.22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24-22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.65" calcext:value-type="float">
            <text:p>8.65</text:p>
          </table:table-cell>
          <table:table-cell office:value-type="float" office:value="9.42" calcext:value-type="float">
            <text:p>9.4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.235" calcext:value-type="float">
            <text:p>23.23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7-1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4.29" calcext:value-type="float">
            <text:p>64.2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64" calcext:value-type="float">
            <text:p>6.64</text:p>
          </table:table-cell>
          <table:table-cell office:value-type="float" office:value="6.29" calcext:value-type="float">
            <text:p>6.29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.25" calcext:value-type="float">
            <text:p>-1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.243" calcext:value-type="float">
            <text:p>23.24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0-1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.271" calcext:value-type="float">
            <text:p>23.27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7-2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.7" calcext:value-type="float">
            <text:p>58.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.12" calcext:value-type="float">
            <text:p>5.12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.277" calcext:value-type="float">
            <text:p>23.27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31-3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.73" calcext:value-type="float">
            <text:p>70.73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4.2" calcext:value-type="float">
            <text:p>94.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41" calcext:value-type="float">
            <text:p>9.41</text:p>
          </table:table-cell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.284" calcext:value-type="float">
            <text:p>23.28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1-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5" calcext:value-type="float">
            <text:p>8.65</text:p>
          </table:table-cell>
          <table:table-cell office:value-type="float" office:value="9.65" calcext:value-type="float">
            <text:p>9.6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.291" calcext:value-type="float">
            <text:p>23.29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18-3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6.67" calcext:value-type="float">
            <text:p>66.6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.93" calcext:value-type="float">
            <text:p>9.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.297" calcext:value-type="float">
            <text:p>23.29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41-0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6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.305" calcext:value-type="float">
            <text:p>23.30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35-2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3.75" calcext:value-type="float">
            <text:p>43.7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44" calcext:value-type="float">
            <text:p>8.44</text:p>
          </table:table-cell>
          <table:table-cell office:value-type="float" office:value="2.81" calcext:value-type="float">
            <text:p>2.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 0-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3.13" calcext:value-type="float">
            <text:p>53.1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7" calcext:value-type="float">
            <text:p>38.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.41" calcext:value-type="float">
            <text:p>4.41</text:p>
          </table:table-cell>
          <table:table-cell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.206" calcext:value-type="float">
            <text:p>24.20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20-2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6.15" calcext:value-type="float">
            <text:p>46.15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.7" calcext:value-type="float">
            <text:p>30.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.33" calcext:value-type="float">
            <text:p>5.33</text:p>
          </table:table-cell>
          <table:table-cell office:value-type="float" office:value="1.87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L 13-2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4.19" calcext:value-type="float">
            <text:p>4.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.227" calcext:value-type="float">
            <text:p>24.22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45-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4.21" calcext:value-type="float">
            <text:p>84.21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.8" calcext:value-type="float">
            <text:p>153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53" calcext:value-type="float">
            <text:p>12.53</text:p>
          </table:table-cell>
          <table:table-cell office:value-type="float" office:value="14.63" calcext:value-type="float">
            <text:p>14.6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234" calcext:value-type="float">
            <text:p>24.23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38-4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2.73" calcext:value-type="float">
            <text:p>72.7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.3" calcext:value-type="float">
            <text:p>147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.82" calcext:value-type="float">
            <text:p>10.82</text:p>
          </table:table-cell>
          <table:table-cell office:value-type="float" office:value="13.55" calcext:value-type="float">
            <text:p>13.5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.241" calcext:value-type="float">
            <text:p>24.24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13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.7" calcext:value-type="float">
            <text:p>61.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.14" calcext:value-type="float">
            <text:p>8.14</text:p>
          </table:table-cell>
          <table:table-cell office:value-type="float" office:value="3.81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.248" calcext:value-type="float">
            <text:p>24.24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20-31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0.37" calcext:value-type="float">
            <text:p>70.37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.2" calcext:value-type="float">
            <text:p>77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.02" calcext:value-type="float">
            <text:p>8.02</text:p>
          </table:table-cell>
          <table:table-cell office:value-type="float" office:value="5.89" calcext:value-type="float">
            <text:p>5.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.255" calcext:value-type="float">
            <text:p>24.25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38-3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0.71" calcext:value-type="float">
            <text:p>60.71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.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43" calcext:value-type="float">
            <text:p>9.43</text:p>
          </table:table-cell>
          <table:table-cell office:value-type="float" office:value="11.57" calcext:value-type="float">
            <text:p>11.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.262" calcext:value-type="float">
            <text:p>24.26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6.82" calcext:value-type="float">
            <text:p>56.82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.9" calcext:value-type="float">
            <text:p>61.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8" calcext:value-type="float">
            <text:p>6.18</text:p>
          </table:table-cell>
          <table:table-cell office:value-type="float" office:value="4.02" calcext:value-type="float">
            <text:p>4.0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.269" calcext:value-type="float">
            <text:p>24.26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0-2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1.22" calcext:value-type="float">
            <text:p>51.2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5.22" calcext:value-type="float">
            <text:p>5.22</text:p>
          </table:table-cell>
          <table:table-cell office:value-type="float" office:value="3.02" calcext:value-type="float">
            <text:p>3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.276" calcext:value-type="float">
            <text:p>24.27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20-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1" calcext:value-type="float">
            <text:p>85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92" calcext:value-type="float">
            <text:p>7.92</text:p>
          </table:table-cell>
          <table:table-cell office:value-type="float" office:value="7.72" calcext:value-type="float">
            <text:p>7.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.28" calcext:value-type="float">
            <text:p>24.2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7-7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2.38" calcext:value-type="float">
            <text:p>52.3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2" calcext:value-type="float">
            <text:p>10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11.67" calcext:value-type="float">
            <text:p>11.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7-3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8.82" calcext:value-type="float">
            <text:p>58.8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5" calcext:value-type="float">
            <text:p>7.35</text:p>
          </table:table-cell>
          <table:table-cell office:value-type="float" office:value="8.53" calcext:value-type="float">
            <text:p>8.5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.297" calcext:value-type="float">
            <text:p>24.29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7-31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8.39" calcext:value-type="float">
            <text:p>48.39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2" calcext:value-type="float">
            <text:p>47.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.03" calcext:value-type="float">
            <text:p>5.03</text:p>
          </table:table-cell>
          <table:table-cell office:value-type="float" office:value="2.77" calcext:value-type="float">
            <text:p>2.7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.304" calcext:value-type="float">
            <text:p>24.30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11" calcext:value-type="float">
            <text:p>9.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191" calcext:value-type="float">
            <text:p>25.19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34-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.17" calcext:value-type="float">
            <text:p>52.1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.48" calcext:value-type="float">
            <text:p>10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198" calcext:value-type="float">
            <text:p>25.19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6-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1.76" calcext:value-type="float">
            <text:p>61.76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12" calcext:value-type="float">
            <text:p>7.12</text:p>
          </table:table-cell>
          <table:table-cell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.205" calcext:value-type="float">
            <text:p>25.20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7-16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2" calcext:value-type="float">
            <text:p>106.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212" calcext:value-type="float">
            <text:p>25.21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14-2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3.13" calcext:value-type="float">
            <text:p>53.13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.9" calcext:value-type="float">
            <text:p>72.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.63" calcext:value-type="float">
            <text:p>7.63</text:p>
          </table:table-cell>
          <table:table-cell office:value-type="float" office:value="6.06" calcext:value-type="float">
            <text:p>6.0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219" calcext:value-type="float">
            <text:p>25.21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21-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1.82" calcext:value-type="float">
            <text:p>81.8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.36" calcext:value-type="float">
            <text:p>9.36</text:p>
          </table:table-cell>
          <table:table-cell office:value-type="float" office:value="10.27" calcext:value-type="float">
            <text:p>10.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.233" calcext:value-type="float">
            <text:p>25.23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28-3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.29" calcext:value-type="float">
            <text:p>8.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67" calcext:value-type="float">
            <text:p>6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4-1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8.65" calcext:value-type="float">
            <text:p>8.6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.248" calcext:value-type="float">
            <text:p>25.24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1.25" calcext:value-type="float">
            <text:p>81.2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.06" calcext:value-type="float">
            <text:p>13.06</text:p>
          </table:table-cell>
          <table:table-cell office:value-type="float" office:value="19.31" calcext:value-type="float">
            <text:p>19.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.254" calcext:value-type="float">
            <text:p>25.25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1-2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.18" calcext:value-type="float">
            <text:p>8.18</text:p>
          </table:table-cell>
          <table:table-cell office:value-type="float" office:value="8.03" calcext:value-type="float">
            <text:p>8.0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261" calcext:value-type="float">
            <text:p>25.26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16-1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269" calcext:value-type="float">
            <text:p>25.26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-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5.71" calcext:value-type="float">
            <text:p>85.7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.86" calcext:value-type="float">
            <text:p>7.86</text:p>
          </table:table-cell>
          <table:table-cell office:value-type="float" office:value="5.71" calcext:value-type="float">
            <text:p>5.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275" calcext:value-type="float">
            <text:p>25.27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.5" calcext:value-type="float">
            <text:p>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4.19" calcext:value-type="float">
            <text:p>4.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282" calcext:value-type="float">
            <text:p>25.28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13-3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.84" calcext:value-type="float">
            <text:p>5.84</text:p>
          </table:table-cell>
          <table:table-cell office:value-type="float" office:value="6.47" calcext:value-type="float">
            <text:p>6.4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289" calcext:value-type="float">
            <text:p>25.28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L 22-2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6.88" calcext:value-type="float">
            <text:p>46.88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.44" calcext:value-type="float">
            <text:p>4.44</text:p>
          </table:table-cell>
          <table:table-cell office:value-type="float" office:value="6.31" calcext:value-type="float">
            <text:p>6.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293" calcext:value-type="float">
            <text:p>25.29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41-2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3.05" calcext:value-type="float">
            <text:p>13.05</text:p>
          </table:table-cell>
          <table:table-cell office:value-type="float" office:value="16.05" calcext:value-type="float">
            <text:p>16.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189" calcext:value-type="float">
            <text:p>26.18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2.86" calcext:value-type="float">
            <text:p>92.8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.79" calcext:value-type="float">
            <text:p>9.79</text:p>
          </table:table-cell>
          <table:table-cell office:value-type="float" office:value="12.64" calcext:value-type="float">
            <text:p>12.6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196" calcext:value-type="float">
            <text:p>26.19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10-6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.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.95" calcext:value-type="float">
            <text:p>8.95</text:p>
          </table:table-cell>
          <table:table-cell office:value-type="float" office:value="9.95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.203" calcext:value-type="float">
            <text:p>26.20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6-15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.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.24" calcext:value-type="float">
            <text:p>5.24</text:p>
          </table:table-cell>
          <table:table-cell office:value-type="float" office:value="3.44" calcext:value-type="float">
            <text:p>3.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.211" calcext:value-type="float">
            <text:p>26.21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8.33" calcext:value-type="float">
            <text:p>58.3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96" calcext:value-type="float">
            <text:p>7.96</text:p>
          </table:table-cell>
          <table:table-cell office:value-type="float" office:value="6.92" calcext:value-type="float">
            <text:p>6.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.217" calcext:value-type="float">
            <text:p>26.21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6-2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.6" calcext:value-type="float">
            <text:p>100.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.231" calcext:value-type="float">
            <text:p>26.23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38-1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0.71" calcext:value-type="float">
            <text:p>60.71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.6" calcext:value-type="float">
            <text:p>10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" calcext:value-type="float">
            <text:p>7.71</text:p>
          </table:table-cell>
          <table:table-cell office:value-type="float" office:value="9.14" calcext:value-type="float">
            <text:p>9.1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.238" calcext:value-type="float">
            <text:p>26.23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L 14-2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4.83" calcext:value-type="float">
            <text:p>44.83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.5" calcext:value-type="float">
            <text:p>38.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.52" calcext:value-type="float">
            <text:p>6.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.246" calcext:value-type="float">
            <text:p>26.24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23-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.41" calcext:value-type="float">
            <text:p>29.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94" calcext:value-type="float">
            <text:p>2.94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.252" calcext:value-type="float">
            <text:p>26.25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0-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.73" calcext:value-type="float">
            <text:p>70.7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83" calcext:value-type="float">
            <text:p>6.83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.259" calcext:value-type="float">
            <text:p>26.25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11-1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5.61" calcext:value-type="float">
            <text:p>75.61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.51" calcext:value-type="float">
            <text:p>7.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.263" calcext:value-type="float">
            <text:p>26.26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7-1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6.67" calcext:value-type="float">
            <text:p>56.67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77" calcext:value-type="float">
            <text:p>8.7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.273" calcext:value-type="float">
            <text:p>26.27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W 33-1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.52" calcext:value-type="float">
            <text:p>51.5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42" calcext:value-type="float">
            <text:p>5.42</text:p>
          </table:table-cell>
          <table:table-cell office:value-type="float" office:value="5.27" calcext:value-type="float">
            <text:p>5.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.52" calcext:value-type="float">
            <text:p>51.5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9" calcext:value-type="float">
            <text:p>80.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.18" calcext:value-type="float">
            <text:p>6.18</text:p>
          </table:table-cell>
          <table:table-cell office:value-type="float" office:value="6.79" calcext:value-type="float">
            <text:p>6.7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.287" calcext:value-type="float">
            <text:p>26.28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13-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.15" calcext:value-type="float">
            <text:p>6.15</text:p>
          </table:table-cell>
          <table:table-cell office:value-type="float" office:value="6.65" calcext:value-type="float">
            <text:p>6.6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25" calcext:value-type="float">
            <text:p>5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.294" calcext:value-type="float">
            <text:p>26.29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14-3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4.1" calcext:value-type="float">
            <text:p>64.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6.4" calcext:value-type="float">
            <text:p>86.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.44" calcext:value-type="float">
            <text:p>8.44</text:p>
          </table:table-cell>
          <table:table-cell office:value-type="float" office:value="7.15" calcext:value-type="float">
            <text:p>7.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.301" calcext:value-type="float">
            <text:p>26.30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1-0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4.29" calcext:value-type="float">
            <text:p>64.2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6" calcext:value-type="float">
            <text:p>7.86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192" calcext:value-type="float">
            <text:p>27.19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13-1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76.74" calcext:value-type="float">
            <text:p>76.74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.6" calcext:value-type="float">
            <text:p>89.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8.44" calcext:value-type="float">
            <text:p>8.44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202" calcext:value-type="float">
            <text:p>27.20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4-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8" calcext:value-type="float">
            <text:p>80.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31" calcext:value-type="float">
            <text:p>6.31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.209" calcext:value-type="float">
            <text:p>27.20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0.97" calcext:value-type="float">
            <text:p>70.97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6" calcext:value-type="float">
            <text:p>95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.216" calcext:value-type="float">
            <text:p>27.21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38-2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8.79" calcext:value-type="float">
            <text:p>78.79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.9" calcext:value-type="float">
            <text:p>128.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.09" calcext:value-type="float">
            <text:p>10.09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.223" calcext:value-type="float">
            <text:p>27.2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8-2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.67" calcext:value-type="float">
            <text:p>76.67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.9" calcext:value-type="float">
            <text:p>123.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.23" calcext:value-type="float">
            <text:p>9.23</text:p>
          </table:table-cell>
          <table:table-cell office:value-type="float" office:value="9.73" calcext:value-type="float">
            <text:p>9.7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.23" calcext:value-type="float">
            <text:p>27.2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7-1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.6" calcext:value-type="float">
            <text:p>113.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.91" calcext:value-type="float">
            <text:p>11.91</text:p>
          </table:table-cell>
          <table:table-cell office:value-type="float" office:value="11.77" calcext:value-type="float">
            <text:p>11.7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.237" calcext:value-type="float">
            <text:p>27.23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.85" calcext:value-type="float">
            <text:p>53.8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.73" calcext:value-type="float">
            <text:p>6.73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252" calcext:value-type="float">
            <text:p>27.25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28-1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2.41" calcext:value-type="float">
            <text:p>72.41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.03" calcext:value-type="float">
            <text:p>8.03</text:p>
          </table:table-cell>
          <table:table-cell office:value-type="float" office:value="8.55" calcext:value-type="float">
            <text:p>8.5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258" calcext:value-type="float">
            <text:p>27.25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12-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.35" calcext:value-type="float">
            <text:p>4.35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.265" calcext:value-type="float">
            <text:p>27.26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6.19" calcext:value-type="float">
            <text:p>76.19</text:p>
          </table:table-cell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48" calcext:value-type="float">
            <text:p>9.4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279" calcext:value-type="float">
            <text:p>27.27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.58" calcext:value-type="float">
            <text:p>11.58</text:p>
          </table:table-cell>
          <table:table-cell office:value-type="float" office:value="11.38" calcext:value-type="float">
            <text:p>11.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.283" calcext:value-type="float">
            <text:p>27.28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6-1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6.25" calcext:value-type="float">
            <text:p>56.2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.28" calcext:value-type="float">
            <text:p>6.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.293" calcext:value-type="float">
            <text:p>27.29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37-3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3.04" calcext:value-type="float">
            <text:p>63.04</text:p>
          </table:table-cell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.9" calcext:value-type="float">
            <text:p>121.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0.93" calcext:value-type="float">
            <text:p>10.93</text:p>
          </table:table-cell>
          <table:table-cell office:value-type="float" office:value="12.24" calcext:value-type="float">
            <text:p>12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.52" calcext:value-type="float">
            <text:p>51.52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2" calcext:value-type="float">
            <text:p>75.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.85" calcext:value-type="float">
            <text:p>7.85</text:p>
          </table:table-cell>
          <table:table-cell office:value-type="float" office:value="7.09" calcext:value-type="float">
            <text:p>7.0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10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.307" calcext:value-type="float">
            <text:p>27.30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30-24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.67" calcext:value-type="float">
            <text:p>66.67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.6" calcext:value-type="float">
            <text:p>128.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.15" calcext:value-type="float">
            <text:p>8.15</text:p>
          </table:table-cell>
          <table:table-cell office:value-type="float" office:value="10.37" calcext:value-type="float">
            <text:p>10.3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229" calcext:value-type="float">
            <text:p>28.22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8-1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9.26" calcext:value-type="float">
            <text:p>59.26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.7" calcext:value-type="float">
            <text:p>11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10.07" calcext:value-type="float">
            <text:p>10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.236" calcext:value-type="float">
            <text:p>28.23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23-22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.37" calcext:value-type="float">
            <text:p>70.37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.19" calcext:value-type="float">
            <text:p>11.19</text:p>
          </table:table-cell>
          <table:table-cell office:value-type="float" office:value="12.67" calcext:value-type="float">
            <text:p>12.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243" calcext:value-type="float">
            <text:p>28.24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10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0.71" calcext:value-type="float">
            <text:p>60.7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.8" calcext:value-type="float">
            <text:p>66.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.96" calcext:value-type="float">
            <text:p>6.96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.251" calcext:value-type="float">
            <text:p>28.25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7-2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2.96" calcext:value-type="float">
            <text:p>62.9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04" calcext:value-type="float">
            <text:p>6.04</text:p>
          </table:table-cell>
          <table:table-cell office:value-type="float" office:value="5.11" calcext:value-type="float">
            <text:p>5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.257" calcext:value-type="float">
            <text:p>28.25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26-39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1.22" calcext:value-type="float">
            <text:p>61.22</text:p>
          </table:table-cell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.264" calcext:value-type="float">
            <text:p>28.26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5-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8" calcext:value-type="float">
            <text:p>127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48" calcext:value-type="float">
            <text:p>9.48</text:p>
          </table:table-cell>
          <table:table-cell office:value-type="float" office:value="11.55" calcext:value-type="float">
            <text:p>11.5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8.33" calcext:value-type="float">
            <text:p>18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.271" calcext:value-type="float">
            <text:p>28.27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19-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.61" calcext:value-type="float">
            <text:p>60.6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.45" calcext:value-type="float">
            <text:p>7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.278" calcext:value-type="float">
            <text:p>28.27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13-1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89" calcext:value-type="float">
            <text:p>57.89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9" calcext:value-type="float">
            <text:p>75.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66" calcext:value-type="float">
            <text:p>6.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285" calcext:value-type="float">
            <text:p>28.28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3-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.82" calcext:value-type="float">
            <text:p>7.8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.292" calcext:value-type="float">
            <text:p>28.29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17-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2.27" calcext:value-type="float">
            <text:p>52.2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.45" calcext:value-type="float">
            <text:p>6.4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296" calcext:value-type="float">
            <text:p>28.29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27-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5" calcext:value-type="float">
            <text:p>111.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0.63" calcext:value-type="float">
            <text:p>10.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1-01-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.306" calcext:value-type="float">
            <text:p>28.30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41-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8.18" calcext:value-type="float">
            <text:p>68.18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.3" calcext:value-type="float">
            <text:p>14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3" calcext:value-type="float">
            <text:p>12.73</text:p>
          </table:table-cell>
          <table:table-cell office:value-type="float" office:value="14.55" calcext:value-type="float">
            <text:p>14.5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193" calcext:value-type="float">
            <text:p>29.19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7-3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3.66" calcext:value-type="float">
            <text:p>53.6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.9" calcext:value-type="float">
            <text:p>52.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.83" calcext:value-type="float">
            <text:p>6.83</text:p>
          </table:table-cell>
          <table:table-cell office:value-type="float" office:value="4.02" calcext:value-type="float">
            <text:p>4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24-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7" calcext:value-type="float">
            <text:p>115.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.93" calcext:value-type="float">
            <text:p>9.93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.207" calcext:value-type="float">
            <text:p>29.20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.84" calcext:value-type="float">
            <text:p>9.84</text:p>
          </table:table-cell>
          <table:table-cell office:value-type="float" office:value="9.16" calcext:value-type="float">
            <text:p>9.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.214" calcext:value-type="float">
            <text:p>29.21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10-1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" calcext:value-type="float">
            <text:p>53.3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.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.87" calcext:value-type="float">
            <text:p>6.87</text:p>
          </table:table-cell>
          <table:table-cell office:value-type="float" office:value="5.37" calcext:value-type="float">
            <text:p>5.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221" calcext:value-type="float">
            <text:p>29.22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.2" calcext:value-type="float">
            <text:p>116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71" calcext:value-type="float">
            <text:p>6.71</text:p>
          </table:table-cell>
          <table:table-cell office:value-type="float" office:value="8.32" calcext:value-type="float">
            <text:p>8.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.228" calcext:value-type="float">
            <text:p>29.22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17-1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.17" calcext:value-type="float">
            <text:p>52.17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3" calcext:value-type="float">
            <text:p>96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.7" calcext:value-type="float">
            <text:p>8.7</text:p>
          </table:table-cell>
          <table:table-cell office:value-type="float" office:value="9.57" calcext:value-type="float">
            <text:p>9.5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.235" calcext:value-type="float">
            <text:p>29.23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32-2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.8" calcext:value-type="float">
            <text:p>121.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.26" calcext:value-type="float">
            <text:p>9.26</text:p>
          </table:table-cell>
          <table:table-cell office:value-type="float" office:value="10.79" calcext:value-type="float">
            <text:p>10.7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.242" calcext:value-type="float">
            <text:p>29.24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5-17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.249" calcext:value-type="float">
            <text:p>29.24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4.05" calcext:value-type="float">
            <text:p>54.0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92" calcext:value-type="float">
            <text:p>8.92</text:p>
          </table:table-cell>
          <table:table-cell office:value-type="float" office:value="8.24" calcext:value-type="float">
            <text:p>8.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.256" calcext:value-type="float">
            <text:p>29.25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.42" calcext:value-type="float">
            <text:p>7.42</text:p>
          </table:table-cell>
          <table:table-cell office:value-type="float" office:value="6.67" calcext:value-type="float">
            <text:p>6.6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13-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23" calcext:value-type="float">
            <text:p>6.23</text:p>
          </table:table-cell>
          <table:table-cell office:value-type="float" office:value="5.42" calcext:value-type="float">
            <text:p>5.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.277" calcext:value-type="float">
            <text:p>29.27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35-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3" calcext:value-type="float">
            <text:p>117.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.65" calcext:value-type="float">
            <text:p>7.65</text:p>
          </table:table-cell>
          <table:table-cell office:value-type="float" office:value="9.39" calcext:value-type="float">
            <text:p>9.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.281" calcext:value-type="float">
            <text:p>29.28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14-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6.19" calcext:value-type="float">
            <text:p>76.19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.6" calcext:value-type="float">
            <text:p>129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33" calcext:value-type="float">
            <text:p>13.33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.292" calcext:value-type="float">
            <text:p>29.29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3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6.82" calcext:value-type="float">
            <text:p>56.82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.3" calcext:value-type="float">
            <text:p>52.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2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.305" calcext:value-type="float">
            <text:p>29.30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13-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7.5" calcext:value-type="float">
            <text:p>57.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.53" calcext:value-type="float">
            <text:p>5.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191" calcext:value-type="float">
            <text:p>30.19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9-3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.7" calcext:value-type="float">
            <text:p>79.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.13" calcext:value-type="float">
            <text:p>6.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.198" calcext:value-type="float">
            <text:p>30.19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7-1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7.42" calcext:value-type="float">
            <text:p>77.42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1" calcext:value-type="float">
            <text:p>125.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10.16" calcext:value-type="float">
            <text:p>10.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.205" calcext:value-type="float">
            <text:p>30.20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3.47" calcext:value-type="float">
            <text:p>73.47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4" calcext:value-type="float">
            <text:p>7.84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219" calcext:value-type="float">
            <text:p>30.21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16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89" calcext:value-type="float">
            <text:p>57.8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6.32" calcext:value-type="float">
            <text:p>6.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.223" calcext:value-type="float">
            <text:p>30.2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23-2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08" calcext:value-type="float">
            <text:p>9.08</text:p>
          </table:table-cell>
          <table:table-cell office:value-type="float" office:value="8.45" calcext:value-type="float">
            <text:p>8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.233" calcext:value-type="float">
            <text:p>30.23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9" calcext:value-type="float">
            <text:p>91.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.51" calcext:value-type="float">
            <text:p>7.51</text:p>
          </table:table-cell>
          <table:table-cell office:value-type="float" office:value="6.84" calcext:value-type="float">
            <text:p>6.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.24" calcext:value-type="float">
            <text:p>30.2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27-1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2.73" calcext:value-type="float">
            <text:p>72.73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  <table:table-cell office:value-type="float" office:value="8.55" calcext:value-type="float">
            <text:p>8.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.247" calcext:value-type="float">
            <text:p>30.24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.2</text:p>
          </table:table-cell>
          <table:table-cell office:value-type="float" office:value="7.03" calcext:value-type="float">
            <text:p>7.0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.255" calcext:value-type="float">
            <text:p>30.25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16-1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office:value-type="float" office:value="5.78" calcext:value-type="float">
            <text:p>5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.282" calcext:value-type="float">
            <text:p>30.28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L 24-3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2.38" calcext:value-type="float">
            <text:p>52.38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9" calcext:value-type="float">
            <text:p>87.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79" calcext:value-type="float">
            <text:p>6.79</text:p>
          </table:table-cell>
          <table:table-cell office:value-type="float" office:value="7.14" calcext:value-type="float">
            <text:p>7.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.289" calcext:value-type="float">
            <text:p>30.28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.48" calcext:value-type="float">
            <text:p>8.48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.296" calcext:value-type="float">
            <text:p>30.29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10-1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.6" calcext:value-type="float">
            <text:p>58.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.86" calcext:value-type="float">
            <text:p>7.86</text:p>
          </table:table-cell>
          <table:table-cell office:value-type="float" office:value="5.36" calcext:value-type="float">
            <text:p>5.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.303" calcext:value-type="float">
            <text:p>30.30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.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.83" calcext:value-type="float">
            <text:p>5.83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19" calcext:value-type="float">
            <text:p>31.1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9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.79" calcext:value-type="float">
            <text:p>5.79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.198" calcext:value-type="float">
            <text:p>31.19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10-2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4.05" calcext:value-type="float">
            <text:p>54.0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1" calcext:value-type="float">
            <text:p>73.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78" calcext:value-type="float">
            <text:p>6.78</text:p>
          </table:table-cell>
          <table:table-cell office:value-type="float" office:value="6.11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.204" calcext:value-type="float">
            <text:p>31.20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L 23-4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1" calcext:value-type="float">
            <text:p>92.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.9" calcext:value-type="float">
            <text:p>9.9</text:p>
          </table:table-cell>
          <table:table-cell office:value-type="float" office:value="8.68" calcext:value-type="float">
            <text:p>8.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.211" calcext:value-type="float">
            <text:p>31.21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27-3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70.59" calcext:value-type="float">
            <text:p>70.59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6" calcext:value-type="float">
            <text:p>90.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.51" calcext:value-type="float">
            <text:p>7.5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.225" calcext:value-type="float">
            <text:p>31.22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19-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.67" calcext:value-type="float">
            <text:p>76.67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.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.8" calcext:value-type="float">
            <text:p>8.8</text:p>
          </table:table-cell>
          <table:table-cell office:value-type="float" office:value="9.47" calcext:value-type="float">
            <text:p>9.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.232" calcext:value-type="float">
            <text:p>31.23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19-1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2" calcext:value-type="float">
            <text:p>107.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.96" calcext:value-type="float">
            <text:p>6.96</text:p>
          </table:table-cell>
          <table:table-cell office:value-type="float" office:value="7.83" calcext:value-type="float">
            <text:p>7.8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33" calcext:value-type="float">
            <text:p>8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.239" calcext:value-type="float">
            <text:p>31.23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18-2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.1" calcext:value-type="float">
            <text:p>70.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.11" calcext:value-type="float">
            <text:p>6.11</text:p>
          </table:table-cell>
          <table:table-cell office:value-type="float" office:value="4.56" calcext:value-type="float">
            <text:p>4.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.246" calcext:value-type="float">
            <text:p>31.24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31-5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8.33" calcext:value-type="float">
            <text:p>58.3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.33" calcext:value-type="float">
            <text:p>8.33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.253" calcext:value-type="float">
            <text:p>31.25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3-1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office:value-type="float" office:value="5.97" calcext:value-type="float">
            <text:p>5.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.26" calcext:value-type="float">
            <text:p>31.2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37-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9.4" calcext:value-type="float">
            <text:p>119.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.16" calcext:value-type="float">
            <text:p>8.16</text:p>
          </table:table-cell>
          <table:table-cell office:value-type="float" office:value="9.93" calcext:value-type="float">
            <text:p>9.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.267" calcext:value-type="float">
            <text:p>31.26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7-1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8" calcext:value-type="float">
            <text:p>6.38</text:p>
          </table:table-cell>
          <table:table-cell office:value-type="float" office:value="7.56" calcext:value-type="float">
            <text:p>7.5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.271" calcext:value-type="float">
            <text:p>31.27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20-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3.64" calcext:value-type="float">
            <text:p>63.64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.281" calcext:value-type="float">
            <text:p>31.28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28-3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8.97" calcext:value-type="float">
            <text:p>58.97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4.2" calcext:value-type="float">
            <text:p>114.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.95" calcext:value-type="float">
            <text:p>8.95</text:p>
          </table:table-cell>
          <table:table-cell office:value-type="float" office:value="10.49" calcext:value-type="float">
            <text:p>10.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.288" calcext:value-type="float">
            <text:p>31.28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2" calcext:value-type="float">
            <text:p>95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64" calcext:value-type="float">
            <text:p>7.64</text:p>
          </table:table-cell>
          <table:table-cell office:value-type="float" office:value="6.64" calcext:value-type="float">
            <text:p>6.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.295" calcext:value-type="float">
            <text:p>31.29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W 38-3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7.14" calcext:value-type="float">
            <text:p>57.1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96" calcext:value-type="float">
            <text:p>5.96</text:p>
          </table:table-cell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.302" calcext:value-type="float">
            <text:p>31.30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0-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61.29" calcext:value-type="float">
            <text:p>61.29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.1" calcext:value-type="float">
            <text:p>61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77" calcext:value-type="float">
            <text:p>5.77</text:p>
          </table:table-cell>
          <table:table-cell office:value-type="float" office:value="3.52" calcext:value-type="float">
            <text:p>3.5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189" calcext:value-type="float">
            <text:p>32.18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.7" calcext:value-type="float">
            <text:p>100.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.74" calcext:value-type="float">
            <text:p>10.7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.193" calcext:value-type="float">
            <text:p>32.19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6-2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.46" calcext:value-type="float">
            <text:p>59.46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86" calcext:value-type="float">
            <text:p>5.86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.203" calcext:value-type="float">
            <text:p>32.20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7-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6" calcext:value-type="float">
            <text:p>112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53" calcext:value-type="float">
            <text:p>6.53</text:p>
          </table:table-cell>
          <table:table-cell office:value-type="float" office:value="7.87" calcext:value-type="float">
            <text:p>7.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.21" calcext:value-type="float">
            <text:p>32.2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2.5" calcext:value-type="float">
            <text:p>72.5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.2" calcext:value-type="float">
            <text:p>120.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.85" calcext:value-type="float">
            <text:p>7.85</text:p>
          </table:table-cell>
          <table:table-cell office:value-type="float" office:value="9.35" calcext:value-type="float">
            <text:p>9.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.217" calcext:value-type="float">
            <text:p>32.21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17-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2.22" calcext:value-type="float">
            <text:p>72.22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1" calcext:value-type="float">
            <text:p>103.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58" calcext:value-type="float">
            <text:p>7.58</text:p>
          </table:table-cell>
          <table:table-cell office:value-type="float" office:value="8.14" calcext:value-type="float">
            <text:p>8.1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.224" calcext:value-type="float">
            <text:p>32.22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10-3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4" calcext:value-type="float">
            <text:p>64.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43" calcext:value-type="float">
            <text:p>5.43</text:p>
          </table:table-cell>
          <table:table-cell office:value-type="float" office:value="4.83" calcext:value-type="float">
            <text:p>4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.232" calcext:value-type="float">
            <text:p>32.23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30-2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9.7" calcext:value-type="float">
            <text:p>69.7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.03" calcext:value-type="float">
            <text:p>8.03</text:p>
          </table:table-cell>
          <table:table-cell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.238" calcext:value-type="float">
            <text:p>32.23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51-3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81.63" calcext:value-type="float">
            <text:p>81.63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5" calcext:value-type="float">
            <text:p>10.65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.245" calcext:value-type="float">
            <text:p>32.24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43-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6.3" calcext:value-type="float">
            <text:p>136.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.19" calcext:value-type="float">
            <text:p>9.19</text:p>
          </table:table-cell>
          <table:table-cell office:value-type="float" office:value="12.43" calcext:value-type="float">
            <text:p>12.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.252" calcext:value-type="float">
            <text:p>32.25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13-2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9.77" calcext:value-type="float">
            <text:p>69.77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.8" calcext:value-type="float">
            <text:p>81.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.98" calcext:value-type="float">
            <text:p>7.98</text:p>
          </table:table-cell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.26" calcext:value-type="float">
            <text:p>32.2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1" calcext:value-type="float">
            <text:p>81.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.47" calcext:value-type="float">
            <text:p>6.47</text:p>
          </table:table-cell>
          <table:table-cell office:value-type="float" office:value="5.69" calcext:value-type="float">
            <text:p>5.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.273" calcext:value-type="float">
            <text:p>32.27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L 32-3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5.17" calcext:value-type="float">
            <text:p>55.1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.28" calcext:value-type="float">
            <text:p>32.2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42-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4.1" calcext:value-type="float">
            <text:p>64.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5" calcext:value-type="float">
            <text:p>1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10.51" calcext:value-type="float">
            <text:p>10.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.287" calcext:value-type="float">
            <text:p>32.28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7.14" calcext:value-type="float">
            <text:p>77.1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2" calcext:value-type="float">
            <text:p>109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29" calcext:value-type="float">
            <text:p>10.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.294" calcext:value-type="float">
            <text:p>32.29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20-12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.301" calcext:value-type="float">
            <text:p>32.30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.1" calcext:value-type="float">
            <text:p>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4" calcext:value-type="float">
            <text:p>8.34</text:p>
          </table:table-cell>
          <table:table-cell office:value-type="float" office:value="8.21" calcext:value-type="float">
            <text:p>8.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192" calcext:value-type="float">
            <text:p>33.19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21-2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.42" calcext:value-type="float">
            <text:p>68.42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24" calcext:value-type="float">
            <text:p>9.24</text:p>
          </table:table-cell>
          <table:table-cell office:value-type="float" office:value="8.58" calcext:value-type="float">
            <text:p>8.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02" calcext:value-type="float">
            <text:p>33.20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43-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.8" calcext:value-type="float">
            <text:p>1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7" calcext:value-type="float">
            <text:p>13.67</text:p>
          </table:table-cell>
          <table:table-cell office:value-type="float" office:value="15.89" calcext:value-type="float">
            <text:p>15.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209" calcext:value-type="float">
            <text:p>33.20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12-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3.33" calcext:value-type="float">
            <text:p>83.3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.6" calcext:value-type="float">
            <text:p>82.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13" calcext:value-type="float">
            <text:p>6.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.244" calcext:value-type="float">
            <text:p>33.24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10-1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2.22" calcext:value-type="float">
            <text:p>62.22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.8" calcext:value-type="float">
            <text:p>57.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.82" calcext:value-type="float">
            <text:p>5.82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.251" calcext:value-type="float">
            <text:p>33.25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8-3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4.55" calcext:value-type="float">
            <text:p>54.55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59" calcext:value-type="float">
            <text:p>7.59</text:p>
          </table:table-cell>
          <table:table-cell office:value-type="float" office:value="7.48" calcext:value-type="float">
            <text:p>7.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.258" calcext:value-type="float">
            <text:p>33.25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0-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.2" calcext:value-type="float">
            <text:p>123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48" calcext:value-type="float">
            <text:p>11.48</text:p>
          </table:table-cell>
          <table:table-cell office:value-type="float" office:value="11.94" calcext:value-type="float">
            <text:p>11.9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.272" calcext:value-type="float">
            <text:p>33.27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30-39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5.45" calcext:value-type="float">
            <text:p>65.45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.1" calcext:value-type="float">
            <text:p>82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29" calcext:value-type="float">
            <text:p>8.29</text:p>
          </table:table-cell>
          <table:table-cell office:value-type="float" office:value="7.02" calcext:value-type="float">
            <text:p>7.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.279" calcext:value-type="float">
            <text:p>33.27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45-1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.54" calcext:value-type="float">
            <text:p>61.54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.4" calcext:value-type="float">
            <text:p>12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" calcext:value-type="float">
            <text:p>9.33</text:p>
          </table:table-cell>
          <table:table-cell office:value-type="float" office:value="11.38" calcext:value-type="float">
            <text:p>11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.286" calcext:value-type="float">
            <text:p>33.28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33-2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6.92" calcext:value-type="float">
            <text:p>76.9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6" calcext:value-type="float">
            <text:p>85.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23" calcext:value-type="float">
            <text:p>7.23</text:p>
          </table:table-cell>
          <table:table-cell office:value-type="float" office:value="6.08" calcext:value-type="float">
            <text:p>6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.293" calcext:value-type="float">
            <text:p>33.29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34-2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2.73" calcext:value-type="float">
            <text:p>72.73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4.5" calcext:value-type="float">
            <text:p>94.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.91" calcext:value-type="float">
            <text:p>6.91</text:p>
          </table:table-cell>
          <table:table-cell office:value-type="float" office:value="6.36" calcext:value-type="float">
            <text:p>6.3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.4" calcext:value-type="float">
            <text:p>63.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.47" calcext:value-type="float">
            <text:p>6.47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6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.307" calcext:value-type="float">
            <text:p>33.30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8-1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.7" calcext:value-type="float">
            <text:p>10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8.86" calcext:value-type="float">
            <text:p>8.8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194" calcext:value-type="float">
            <text:p>34.19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38-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.4" calcext:value-type="float">
            <text:p>112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11" calcext:value-type="float">
            <text:p>8.11</text:p>
          </table:table-cell>
          <table:table-cell office:value-type="float" office:value="8.51" calcext:value-type="float">
            <text:p>8.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4-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.35" calcext:value-type="float">
            <text:p>51.35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8.5" calcext:value-type="float">
            <text:p>78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207" calcext:value-type="float">
            <text:p>34.20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3-3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4.55" calcext:value-type="float">
            <text:p>54.5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.84" calcext:value-type="float">
            <text:p>5.84</text:p>
          </table:table-cell>
          <table:table-cell office:value-type="float" office:value="4.82" calcext:value-type="float">
            <text:p>4.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.214" calcext:value-type="float">
            <text:p>34.21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43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48" calcext:value-type="float">
            <text:p>81.4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.5" calcext:value-type="float">
            <text:p>152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.11" calcext:value-type="float">
            <text:p>11.11</text:p>
          </table:table-cell>
          <table:table-cell office:value-type="float" office:value="14.81" calcext:value-type="float">
            <text:p>14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.221" calcext:value-type="float">
            <text:p>34.22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72.34" calcext:value-type="float">
            <text:p>72.34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.4" calcext:value-type="float">
            <text:p>124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09" calcext:value-type="float">
            <text:p>8.09</text:p>
          </table:table-cell>
          <table:table-cell office:value-type="float" office:value="9.79" calcext:value-type="float">
            <text:p>9.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.228" calcext:value-type="float">
            <text:p>34.22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15-3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5.88" calcext:value-type="float">
            <text:p>55.8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.1" calcext:value-type="float">
            <text:p>57.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.56" calcext:value-type="float">
            <text:p>5.56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.249" calcext:value-type="float">
            <text:p>34.24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14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1.11" calcext:value-type="float">
            <text:p>51.11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.87" calcext:value-type="float">
            <text:p>5.87</text:p>
          </table:table-cell>
          <table:table-cell office:value-type="float" office:value="5.31" calcext:value-type="float">
            <text:p>5.3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.256" calcext:value-type="float">
            <text:p>34.25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L 30-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0.43" calcext:value-type="float">
            <text:p>80.43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87" calcext:value-type="float">
            <text:p>8.87</text:p>
          </table:table-cell>
          <table:table-cell office:value-type="float" office:value="10.17" calcext:value-type="float">
            <text:p>10.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263" calcext:value-type="float">
            <text:p>34.26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4-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" calcext:value-type="float">
            <text:p>74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64" calcext:value-type="float">
            <text:p>4.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.267" calcext:value-type="float">
            <text:p>34.26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28-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" calcext:value-type="float">
            <text:p>11.05</text:p>
          </table:table-cell>
          <table:table-cell office:value-type="float" office:value="14.05" calcext:value-type="float">
            <text:p>14.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4.277" calcext:value-type="float">
            <text:p>34.27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24-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03" calcext:value-type="float">
            <text:p>8.03</text:p>
          </table:table-cell>
          <table:table-cell office:value-type="float" office:value="7.89" calcext:value-type="float">
            <text:p>7.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.284" calcext:value-type="float">
            <text:p>34.28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.291" calcext:value-type="float">
            <text:p>34.29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8.33" calcext:value-type="float">
            <text:p>58.33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1" calcext:value-type="float">
            <text:p>93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94" calcext:value-type="float">
            <text:p>7.94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.25" calcext:value-type="float">
            <text:p>-1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.298" calcext:value-type="float">
            <text:p>34.29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31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2.73" calcext:value-type="float">
            <text:p>72.73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5" calcext:value-type="float">
            <text:p>8.45</text:p>
          </table:table-cell>
          <table:table-cell office:value-type="float" office:value="7.55" calcext:value-type="float">
            <text:p>7.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192" calcext:value-type="float">
            <text:p>35.19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21-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31" calcext:value-type="float">
            <text:p>7.31</text:p>
          </table:table-cell>
          <table:table-cell office:value-type="float" office:value="7.17" calcext:value-type="float">
            <text:p>7.1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2.67" calcext:value-type="float">
            <text:p>-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199" calcext:value-type="float">
            <text:p>35.19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6-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8" calcext:value-type="float">
            <text:p>104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94" calcext:value-type="float">
            <text:p>6.94</text:p>
          </table:table-cell>
          <table:table-cell office:value-type="float" office:value="8.09" calcext:value-type="float">
            <text:p>8.0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206" calcext:value-type="float">
            <text:p>35.20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7-2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.41" calcext:value-type="float">
            <text:p>56.4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.03" calcext:value-type="float">
            <text:p>6.03</text:p>
          </table:table-cell>
          <table:table-cell office:value-type="float" office:value="6.54" calcext:value-type="float">
            <text:p>6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213" calcext:value-type="float">
            <text:p>35.21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26-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22" calcext:value-type="float">
            <text:p>35.2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L 9-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.8" calcext:value-type="float">
            <text:p>37.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67" calcext:value-type="float">
            <text:p>5.67</text:p>
          </table:table-cell>
          <table:table-cell office:value-type="float" office:value="1.58" calcext:value-type="float">
            <text:p>1.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.227" calcext:value-type="float">
            <text:p>35.22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19-1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.08" calcext:value-type="float">
            <text:p>10.08</text:p>
          </table:table-cell>
          <table:table-cell office:value-type="float" office:value="9.08" calcext:value-type="float">
            <text:p>9.0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5.234" calcext:value-type="float">
            <text:p>35.23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9-14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8.33" calcext:value-type="float">
            <text:p>58.33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4" calcext:value-type="float">
            <text:p>1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" calcext:value-type="float">
            <text:p>9.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.241" calcext:value-type="float">
            <text:p>35.24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0-1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3" calcext:value-type="float">
            <text:p>10.23</text:p>
          </table:table-cell>
          <table:table-cell office:value-type="float" office:value="9.42" calcext:value-type="float">
            <text:p>9.4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.255" calcext:value-type="float">
            <text:p>35.25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61.29" calcext:value-type="float">
            <text:p>61.29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9" calcext:value-type="float">
            <text:p>92.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61" calcext:value-type="float">
            <text:p>7.61</text:p>
          </table:table-cell>
          <table:table-cell office:value-type="float" office:value="7.45" calcext:value-type="float">
            <text:p>7.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5.259" calcext:value-type="float">
            <text:p>35.25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40-1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6.67" calcext:value-type="float">
            <text:p>66.67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.64" calcext:value-type="float">
            <text:p>6.64</text:p>
          </table:table-cell>
          <table:table-cell office:value-type="float" office:value="8.42" calcext:value-type="float">
            <text:p>8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.269" calcext:value-type="float">
            <text:p>35.26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31-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3.33" calcext:value-type="float">
            <text:p>73.33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7.58" calcext:value-type="float">
            <text:p>7.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33" calcext:value-type="float">
            <text:p>8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.277" calcext:value-type="float">
            <text:p>35.27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5" calcext:value-type="float">
            <text:p>88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25" calcext:value-type="float">
            <text:p>7.25</text:p>
          </table:table-cell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.283" calcext:value-type="float">
            <text:p>35.28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39-38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66.67" calcext:value-type="float">
            <text:p>66.67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.67" calcext:value-type="float">
            <text:p>7.67</text:p>
          </table:table-cell>
          <table:table-cell office:value-type="float" office:value="8.27" calcext:value-type="float">
            <text:p>8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.6" calcext:value-type="float">
            <text:p>110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.37" calcext:value-type="float">
            <text:p>9.37</text:p>
          </table:table-cell>
          <table:table-cell office:value-type="float" office:value="9.2" calcext:value-type="float">
            <text:p>9.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.298" calcext:value-type="float">
            <text:p>35.29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34-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8.97" calcext:value-type="float">
            <text:p>68.97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" calcext:value-type="float">
            <text:p>7.79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191" calcext:value-type="float">
            <text:p>36.19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 21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6.1" calcext:value-type="float">
            <text:p>56.1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.5" calcext:value-type="float">
            <text:p>60.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.17" calcext:value-type="float">
            <text:p>8.17</text:p>
          </table:table-cell>
          <table:table-cell office:value-type="float" office:value="5.37" calcext:value-type="float">
            <text:p>5.3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198" calcext:value-type="float">
            <text:p>36.19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37-42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.3" calcext:value-type="float">
            <text:p>104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3" calcext:value-type="float">
            <text:p>7.53</text:p>
          </table:table-cell>
          <table:table-cell office:value-type="float" office:value="8.53" calcext:value-type="float">
            <text:p>8.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206" calcext:value-type="float">
            <text:p>36.20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8.95" calcext:value-type="float">
            <text:p>78.95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0.7" calcext:value-type="float">
            <text:p>120.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.29" calcext:value-type="float">
            <text:p>9.29</text:p>
          </table:table-cell>
          <table:table-cell office:value-type="float" office:value="9.68" calcext:value-type="float">
            <text:p>9.6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.212" calcext:value-type="float">
            <text:p>36.21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14-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.45" calcext:value-type="float">
            <text:p>57.4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5" calcext:value-type="float">
            <text:p>72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83" calcext:value-type="float">
            <text:p>5.83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.219" calcext:value-type="float">
            <text:p>36.21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41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.7" calcext:value-type="float">
            <text:p>11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9.14" calcext:value-type="float">
            <text:p>9.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.226" calcext:value-type="float">
            <text:p>36.22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28-21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9.57" calcext:value-type="float">
            <text:p>69.57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7" calcext:value-type="float">
            <text:p>1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" calcext:value-type="float">
            <text:p>8.02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.24" calcext:value-type="float">
            <text:p>36.24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3-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14" calcext:value-type="float">
            <text:p>7.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6.247" calcext:value-type="float">
            <text:p>36.24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23-1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.57" calcext:value-type="float">
            <text:p>59.57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74" calcext:value-type="float">
            <text:p>5.74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.251" calcext:value-type="float">
            <text:p>36.251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52-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12" calcext:value-type="float">
            <text:p>13.12</text:p>
          </table:table-cell>
          <table:table-cell office:value-type="float" office:value="17.12" calcext:value-type="float">
            <text:p>17.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.261" calcext:value-type="float">
            <text:p>36.26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0-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.45" calcext:value-type="float">
            <text:p>57.45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.4" calcext:value-type="float">
            <text:p>65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68" calcext:value-type="float">
            <text:p>6.68</text:p>
          </table:table-cell>
          <table:table-cell office:value-type="float" office:value="4.66" calcext:value-type="float">
            <text:p>4.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268" calcext:value-type="float">
            <text:p>36.268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73.21" calcext:value-type="float">
            <text:p>73.21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.5" calcext:value-type="float">
            <text:p>88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.275" calcext:value-type="float">
            <text:p>36.27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L 30-3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24" calcext:value-type="float">
            <text:p>6.24</text:p>
          </table:table-cell>
          <table:table-cell office:value-type="float" office:value="6.13" calcext:value-type="float">
            <text:p>6.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.282" calcext:value-type="float">
            <text:p>36.28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21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6.21" calcext:value-type="float">
            <text:p>86.21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.2" calcext:value-type="float">
            <text:p>130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72" calcext:value-type="float">
            <text:p>9.72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6.289" calcext:value-type="float">
            <text:p>36.28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17-1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91" calcext:value-type="float">
            <text:p>6.91</text:p>
          </table:table-cell>
          <table:table-cell office:value-type="float" office:value="5.44" calcext:value-type="float">
            <text:p>5.4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.296" calcext:value-type="float">
            <text:p>36.29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28-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.7" calcext:value-type="float">
            <text:p>108.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.6" calcext:value-type="float">
            <text:p>7.6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.303" calcext:value-type="float">
            <text:p>36.30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16-13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8.89" calcext:value-type="float">
            <text:p>68.89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38" calcext:value-type="float">
            <text:p>6.38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19" calcext:value-type="float">
            <text:p>37.19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3-3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.45" calcext:value-type="float">
            <text:p>57.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.6" calcext:value-type="float">
            <text:p>65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office:value-type="float" office:value="4.91" calcext:value-type="float">
            <text:p>4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197" calcext:value-type="float">
            <text:p>37.197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L 26-28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3.33" calcext:value-type="float">
            <text:p>53.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196" calcext:value-type="float">
            <text:p>38.19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6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.16" calcext:value-type="float">
            <text:p>7.16</text:p>
          </table:table-cell>
          <table:table-cell office:value-type="float" office:value="9.03" calcext:value-type="float">
            <text:p>9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202" calcext:value-type="float">
            <text:p>38.202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26-2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.73" calcext:value-type="float">
            <text:p>70.73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.59</text:p>
          </table:table-cell>
          <table:table-cell office:value-type="float" office:value="7.46" calcext:value-type="float">
            <text:p>7.4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.209" calcext:value-type="float">
            <text:p>38.209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28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.58" calcext:value-type="float">
            <text:p>6.58</text:p>
          </table:table-cell>
          <table:table-cell office:value-type="float" office:value="7.69" calcext:value-type="float">
            <text:p>7.69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0.6" calcext:value-type="float">
            <text:p>-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.223" calcext:value-type="float">
            <text:p>38.22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38-2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9.41" calcext:value-type="float">
            <text:p>79.41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03" calcext:value-type="float">
            <text:p>7.03</text:p>
          </table:table-cell>
          <table:table-cell office:value-type="float" office:value="8.79" calcext:value-type="float">
            <text:p>8.7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.23" calcext:value-type="float">
            <text:p>38.2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3.64" calcext:value-type="float">
            <text:p>63.6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9" calcext:value-type="float">
            <text:p>100.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.36" calcext:value-type="float">
            <text:p>7.36</text:p>
          </table:table-cell>
          <table:table-cell office:value-type="float" office:value="8.27" calcext:value-type="float">
            <text:p>8.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.237" calcext:value-type="float">
            <text:p>38.237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5.31" calcext:value-type="float">
            <text:p>65.31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.4" calcext:value-type="float">
            <text:p>6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7" calcext:value-type="float">
            <text:p>5.47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8.244" calcext:value-type="float">
            <text:p>38.24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28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69" calcext:value-type="float">
            <text:p>5.69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.251" calcext:value-type="float">
            <text:p>38.25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24-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9.05" calcext:value-type="float">
            <text:p>69.05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" calcext:value-type="float">
            <text:p>7.29</text:p>
          </table:table-cell>
          <table:table-cell office:value-type="float" office:value="8.71" calcext:value-type="float">
            <text:p>8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.258" calcext:value-type="float">
            <text:p>38.25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36-1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8.7" calcext:value-type="float">
            <text:p>58.7</text:p>
          </table:table-cell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.1" calcext:value-type="float">
            <text:p>1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4" calcext:value-type="float">
            <text:p>7.24</text:p>
          </table:table-cell>
          <table:table-cell office:value-type="float" office:value="8.98" calcext:value-type="float">
            <text:p>8.9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8.265" calcext:value-type="float">
            <text:p>38.265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7-3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9.57" calcext:value-type="float">
            <text:p>69.57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7" calcext:value-type="float">
            <text:p>8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0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.275" calcext:value-type="float">
            <text:p>38.27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19-1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70.59" calcext:value-type="float">
            <text:p>70.59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0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8.28" calcext:value-type="float">
            <text:p>38.28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L 17-23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62.26" calcext:value-type="float">
            <text:p>62.26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8.286" calcext:value-type="float">
            <text:p>38.28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15-2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6.76" calcext:value-type="float">
            <text:p>56.7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05" calcext:value-type="float">
            <text:p>5.0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.294" calcext:value-type="float">
            <text:p>38.294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17-2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2.63" calcext:value-type="float">
            <text:p>52.6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47" calcext:value-type="float">
            <text:p>4.47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28-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9.39" calcext:value-type="float">
            <text:p>69.39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.3" calcext:value-type="float">
            <text:p>109.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6" calcext:value-type="float">
            <text:p>6.96</text:p>
          </table:table-cell>
          <table:table-cell office:value-type="float" office:value="8.18" calcext:value-type="float">
            <text:p>8.1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Y$235"/>
        <table:named-range table:name="HTML_all" table:base-cell-address="$Sheet1.$A$1" table:cell-range-address="$Sheet1.$A$1:.$AY$235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344" meta:object-count="0"/>
    <meta:generator>LibreOffice/6.4.6.2$Linux_X86_64 LibreOffice_project/40$Build-2</meta:generator>
  </office:meta>
</office:document-meta>
</file>